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KARIN ROSA AGUIRRE AMASIFUE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00804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3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GUIRRE AMASIFUEN, KARIN ROS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0080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AMOS HUAMANI, ED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29509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4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7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7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5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1:51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